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N Predicted</text:p>
          </table:table-cell>
          <table:table-cell office:value-type="string" calcext:value-type="string">
            <text:p>Real Values</text:p>
          </table:table-cell>
        </table:table-row>
        <table:table-row table:style-name="ro1">
          <table:table-cell office:value-type="string" calcext:value-type="string">
            <text:p>[0.34133147]</text:p>
          </table:table-cell>
          <table:table-cell office:value-type="float" office:value="0.329144267759357" calcext:value-type="float">
            <text:p>0.329144267759357</text:p>
          </table:table-cell>
        </table:table-row>
        <table:table-row table:style-name="ro1">
          <table:table-cell office:value-type="string" calcext:value-type="string">
            <text:p>[0.43526172]</text:p>
          </table:table-cell>
          <table:table-cell office:value-type="float" office:value="0.433388111080679" calcext:value-type="float">
            <text:p>0.433388111080679</text:p>
          </table:table-cell>
        </table:table-row>
        <table:table-row table:style-name="ro1">
          <table:table-cell office:value-type="string" calcext:value-type="string">
            <text:p>[0.18633406]</text:p>
          </table:table-cell>
          <table:table-cell office:value-type="float" office:value="0.162521101068524" calcext:value-type="float">
            <text:p>0.162521101068524</text:p>
          </table:table-cell>
        </table:table-row>
        <table:table-row table:style-name="ro1">
          <table:table-cell office:value-type="string" calcext:value-type="string">
            <text:p>[0.43206754]</text:p>
          </table:table-cell>
          <table:table-cell office:value-type="float" office:value="0.429953940149046" calcext:value-type="float">
            <text:p>0.429953940149046</text:p>
          </table:table-cell>
        </table:table-row>
        <table:table-row table:style-name="ro1">
          <table:table-cell office:value-type="string" calcext:value-type="string">
            <text:p>[0.73714919]</text:p>
          </table:table-cell>
          <table:table-cell office:value-type="float" office:value="0.733292339528947" calcext:value-type="float">
            <text:p>0.733292339528947</text:p>
          </table:table-cell>
        </table:table-row>
        <table:table-row table:style-name="ro1">
          <table:table-cell office:value-type="string" calcext:value-type="string">
            <text:p>[0.22183948]</text:p>
          </table:table-cell>
          <table:table-cell office:value-type="float" office:value="0.223461165978365" calcext:value-type="float">
            <text:p>0.223461165978365</text:p>
          </table:table-cell>
        </table:table-row>
        <table:table-row table:style-name="ro1">
          <table:table-cell office:value-type="string" calcext:value-type="string">
            <text:p>[0.32447602]</text:p>
          </table:table-cell>
          <table:table-cell office:value-type="float" office:value="0.317923780165801" calcext:value-type="float">
            <text:p>0.317923780165801</text:p>
          </table:table-cell>
        </table:table-row>
        <table:table-row table:style-name="ro1">
          <table:table-cell office:value-type="string" calcext:value-type="string">
            <text:p>[0.23609132]</text:p>
          </table:table-cell>
          <table:table-cell office:value-type="float" office:value="0.228062496755403" calcext:value-type="float">
            <text:p>0.228062496755403</text:p>
          </table:table-cell>
        </table:table-row>
        <table:table-row table:style-name="ro1">
          <table:table-cell office:value-type="string" calcext:value-type="string">
            <text:p>[0.20237207]</text:p>
          </table:table-cell>
          <table:table-cell office:value-type="float" office:value="0.205744681993695" calcext:value-type="float">
            <text:p>0.205744681993695</text:p>
          </table:table-cell>
        </table:table-row>
        <table:table-row table:style-name="ro1">
          <table:table-cell office:value-type="string" calcext:value-type="string">
            <text:p>[0.37713934]</text:p>
          </table:table-cell>
          <table:table-cell office:value-type="float" office:value="0.367839554903951" calcext:value-type="float">
            <text:p>0.367839554903951</text:p>
          </table:table-cell>
        </table:table-row>
        <table:table-row table:style-name="ro1">
          <table:table-cell office:value-type="string" calcext:value-type="string">
            <text:p>[0.23744123]</text:p>
          </table:table-cell>
          <table:table-cell office:value-type="float" office:value="0.237849454281167" calcext:value-type="float">
            <text:p>0.237849454281167</text:p>
          </table:table-cell>
        </table:table-row>
        <table:table-row table:style-name="ro1">
          <table:table-cell office:value-type="string" calcext:value-type="string">
            <text:p>[0.21061544]</text:p>
          </table:table-cell>
          <table:table-cell office:value-type="float" office:value="0.210344580672764" calcext:value-type="float">
            <text:p>0.210344580672764</text:p>
          </table:table-cell>
        </table:table-row>
        <table:table-row table:style-name="ro1">
          <table:table-cell office:value-type="string" calcext:value-type="string">
            <text:p>[0.71180903]</text:p>
          </table:table-cell>
          <table:table-cell office:value-type="float" office:value="0.707799563568144" calcext:value-type="float">
            <text:p>0.707799563568144</text:p>
          </table:table-cell>
        </table:table-row>
        <table:table-row table:style-name="ro1">
          <table:table-cell office:value-type="string" calcext:value-type="string">
            <text:p>[0.41867722]</text:p>
          </table:table-cell>
          <table:table-cell office:value-type="float" office:value="0.402619486199051" calcext:value-type="float">
            <text:p>0.402619486199051</text:p>
          </table:table-cell>
        </table:table-row>
        <table:table-row table:style-name="ro1">
          <table:table-cell office:value-type="string" calcext:value-type="string">
            <text:p>[0.86995779]</text:p>
          </table:table-cell>
          <table:table-cell office:value-type="float" office:value="0.89911925974856" calcext:value-type="float">
            <text:p>0.89911925974856</text:p>
          </table:table-cell>
        </table:table-row>
        <table:table-row table:style-name="ro1">
          <table:table-cell office:value-type="string" calcext:value-type="string">
            <text:p>[0.49386433]</text:p>
          </table:table-cell>
          <table:table-cell office:value-type="float" office:value="0.488330549692904" calcext:value-type="float">
            <text:p>0.488330549692904</text:p>
          </table:table-cell>
        </table:table-row>
        <table:table-row table:style-name="ro1">
          <table:table-cell office:value-type="string" calcext:value-type="string">
            <text:p>[0.20754081]</text:p>
          </table:table-cell>
          <table:table-cell office:value-type="float" office:value="0.207254113253888" calcext:value-type="float">
            <text:p>0.207254113253888</text:p>
          </table:table-cell>
        </table:table-row>
        <table:table-row table:style-name="ro1">
          <table:table-cell office:value-type="string" calcext:value-type="string">
            <text:p>[0.40221908]</text:p>
          </table:table-cell>
          <table:table-cell office:value-type="float" office:value="0.396961267120284" calcext:value-type="float">
            <text:p>0.396961267120284</text:p>
          </table:table-cell>
        </table:table-row>
        <table:table-row table:style-name="ro1">
          <table:table-cell office:value-type="string" calcext:value-type="string">
            <text:p>[0.19396561]</text:p>
          </table:table-cell>
          <table:table-cell office:value-type="float" office:value="0.185509137680109" calcext:value-type="float">
            <text:p>0.185509137680109</text:p>
          </table:table-cell>
        </table:table-row>
        <table:table-row table:style-name="ro1">
          <table:table-cell office:value-type="string" calcext:value-type="string">
            <text:p>[0.2951444]</text:p>
          </table:table-cell>
          <table:table-cell office:value-type="float" office:value="0.289393524411005" calcext:value-type="float">
            <text:p>0.289393524411005</text:p>
          </table:table-cell>
        </table:table-row>
        <table:table-row table:style-name="ro1">
          <table:table-cell office:value-type="string" calcext:value-type="string">
            <text:p>[0.22248989]</text:p>
          </table:table-cell>
          <table:table-cell office:value-type="float" office:value="0.224137116220121" calcext:value-type="float">
            <text:p>0.224137116220121</text:p>
          </table:table-cell>
        </table:table-row>
        <table:table-row table:style-name="ro1">
          <table:table-cell office:value-type="string" calcext:value-type="string">
            <text:p>[0.25894558]</text:p>
          </table:table-cell>
          <table:table-cell office:value-type="float" office:value="0.258369986090748" calcext:value-type="float">
            <text:p>0.258369986090748</text:p>
          </table:table-cell>
        </table:table-row>
        <table:table-row table:style-name="ro1">
          <table:table-cell office:value-type="string" calcext:value-type="string">
            <text:p>[0.517009]</text:p>
          </table:table-cell>
          <table:table-cell office:value-type="float" office:value="0.514944658364079" calcext:value-type="float">
            <text:p>0.514944658364079</text:p>
          </table:table-cell>
        </table:table-row>
        <table:table-row table:style-name="ro1">
          <table:table-cell office:value-type="string" calcext:value-type="string">
            <text:p>[0.43238149]</text:p>
          </table:table-cell>
          <table:table-cell office:value-type="float" office:value="0.416828762255626" calcext:value-type="float">
            <text:p>0.416828762255626</text:p>
          </table:table-cell>
        </table:table-row>
        <table:table-row table:style-name="ro1">
          <table:table-cell office:value-type="string" calcext:value-type="string">
            <text:p>[0.33389018]</text:p>
          </table:table-cell>
          <table:table-cell office:value-type="float" office:value="0.322102642041742" calcext:value-type="float">
            <text:p>0.322102642041742</text:p>
          </table:table-cell>
        </table:table-row>
        <table:table-row table:style-name="ro1">
          <table:table-cell office:value-type="string" calcext:value-type="string">
            <text:p>[0.49072134]</text:p>
          </table:table-cell>
          <table:table-cell office:value-type="float" office:value="0.482517664033397" calcext:value-type="float">
            <text:p>0.482517664033397</text:p>
          </table:table-cell>
        </table:table-row>
        <table:table-row table:style-name="ro1">
          <table:table-cell office:value-type="string" calcext:value-type="string">
            <text:p>[0.81287475]</text:p>
          </table:table-cell>
          <table:table-cell office:value-type="float" office:value="0.805948397929902" calcext:value-type="float">
            <text:p>0.805948397929902</text:p>
          </table:table-cell>
        </table:table-row>
        <table:table-row table:style-name="ro1">
          <table:table-cell office:value-type="string" calcext:value-type="string">
            <text:p>[0.2085009]</text:p>
          </table:table-cell>
          <table:table-cell office:value-type="float" office:value="0.2106940125774" calcext:value-type="float">
            <text:p>0.2106940125774</text:p>
          </table:table-cell>
        </table:table-row>
        <table:table-row table:style-name="ro1">
          <table:table-cell office:value-type="string" calcext:value-type="string">
            <text:p>[0.46857913]</text:p>
          </table:table-cell>
          <table:table-cell office:value-type="float" office:value="0.457107949754843" calcext:value-type="float">
            <text:p>0.457107949754843</text:p>
          </table:table-cell>
        </table:table-row>
        <table:table-row table:style-name="ro1">
          <table:table-cell office:value-type="string" calcext:value-type="string">
            <text:p>[0.55258672]</text:p>
          </table:table-cell>
          <table:table-cell office:value-type="float" office:value="0.562970063782063" calcext:value-type="float">
            <text:p>0.562970063782063</text:p>
          </table:table-cell>
        </table:table-row>
        <table:table-row table:style-name="ro1">
          <table:table-cell office:value-type="string" calcext:value-type="string">
            <text:p>[0.66982707]</text:p>
          </table:table-cell>
          <table:table-cell office:value-type="float" office:value="0.666676870364702" calcext:value-type="float">
            <text:p>0.666676870364702</text:p>
          </table:table-cell>
        </table:table-row>
        <table:table-row table:style-name="ro1">
          <table:table-cell office:value-type="string" calcext:value-type="string">
            <text:p>[0.53109814]</text:p>
          </table:table-cell>
          <table:table-cell office:value-type="float" office:value="0.533619215890559" calcext:value-type="float">
            <text:p>0.533619215890559</text:p>
          </table:table-cell>
        </table:table-row>
        <table:table-row table:style-name="ro1">
          <table:table-cell office:value-type="string" calcext:value-type="string">
            <text:p>[0.18554497]</text:p>
          </table:table-cell>
          <table:table-cell office:value-type="float" office:value="0.183985385440218" calcext:value-type="float">
            <text:p>0.183985385440218</text:p>
          </table:table-cell>
        </table:table-row>
        <table:table-row table:style-name="ro1">
          <table:table-cell office:value-type="string" calcext:value-type="string">
            <text:p>[0.33537154]</text:p>
          </table:table-cell>
          <table:table-cell office:value-type="float" office:value="0.32751024397579" calcext:value-type="float">
            <text:p>0.32751024397579</text:p>
          </table:table-cell>
        </table:table-row>
        <table:table-row table:style-name="ro1">
          <table:table-cell office:value-type="string" calcext:value-type="string">
            <text:p>[0.24180655]</text:p>
          </table:table-cell>
          <table:table-cell office:value-type="float" office:value="0.239665354506902" calcext:value-type="float">
            <text:p>0.239665354506902</text:p>
          </table:table-cell>
        </table:table-row>
        <table:table-row table:style-name="ro1">
          <table:table-cell office:value-type="string" calcext:value-type="string">
            <text:p>[0.46457997]</text:p>
          </table:table-cell>
          <table:table-cell office:value-type="float" office:value="0.461301132610482" calcext:value-type="float">
            <text:p>0.461301132610482</text:p>
          </table:table-cell>
        </table:table-row>
        <table:table-row table:style-name="ro1">
          <table:table-cell office:value-type="string" calcext:value-type="string">
            <text:p>[0.41141966]</text:p>
          </table:table-cell>
          <table:table-cell office:value-type="float" office:value="0.395491934603246" calcext:value-type="float">
            <text:p>0.395491934603246</text:p>
          </table:table-cell>
        </table:table-row>
        <table:table-row table:style-name="ro1">
          <table:table-cell office:value-type="string" calcext:value-type="string">
            <text:p>[0.24491558]</text:p>
          </table:table-cell>
          <table:table-cell office:value-type="float" office:value="0.244528759212418" calcext:value-type="float">
            <text:p>0.244528759212418</text:p>
          </table:table-cell>
        </table:table-row>
        <table:table-row table:style-name="ro1">
          <table:table-cell office:value-type="string" calcext:value-type="string">
            <text:p>[0.17099959]</text:p>
          </table:table-cell>
          <table:table-cell office:value-type="float" office:value="0.178192549152287" calcext:value-type="float">
            <text:p>0.178192549152287</text:p>
          </table:table-cell>
        </table:table-row>
        <table:table-row table:style-name="ro1">
          <table:table-cell office:value-type="string" calcext:value-type="string">
            <text:p>[0.2940524]</text:p>
          </table:table-cell>
          <table:table-cell office:value-type="float" office:value="0.300684184805082" calcext:value-type="float">
            <text:p>0.300684184805082</text:p>
          </table:table-cell>
        </table:table-row>
        <table:table-row table:style-name="ro1">
          <table:table-cell office:value-type="string" calcext:value-type="string">
            <text:p>[0.76913495]</text:p>
          </table:table-cell>
          <table:table-cell office:value-type="float" office:value="0.753062452002342" calcext:value-type="float">
            <text:p>0.753062452002342</text:p>
          </table:table-cell>
        </table:table-row>
        <table:table-row table:style-name="ro1">
          <table:table-cell office:value-type="string" calcext:value-type="string">
            <text:p>[0.4917363]</text:p>
          </table:table-cell>
          <table:table-cell office:value-type="float" office:value="0.478927394423052" calcext:value-type="float">
            <text:p>0.478927394423052</text:p>
          </table:table-cell>
        </table:table-row>
        <table:table-row table:style-name="ro1">
          <table:table-cell office:value-type="string" calcext:value-type="string">
            <text:p>[0.48266621]</text:p>
          </table:table-cell>
          <table:table-cell office:value-type="float" office:value="0.483911095358034" calcext:value-type="float">
            <text:p>0.483911095358034</text:p>
          </table:table-cell>
        </table:table-row>
        <table:table-row table:style-name="ro1">
          <table:table-cell office:value-type="string" calcext:value-type="string">
            <text:p>[0.50295433]</text:p>
          </table:table-cell>
          <table:table-cell office:value-type="float" office:value="0.495639977730877" calcext:value-type="float">
            <text:p>0.495639977730877</text:p>
          </table:table-cell>
        </table:table-row>
        <table:table-row table:style-name="ro1">
          <table:table-cell office:value-type="string" calcext:value-type="string">
            <text:p>[0.5201415]</text:p>
          </table:table-cell>
          <table:table-cell office:value-type="float" office:value="0.523776406543972" calcext:value-type="float">
            <text:p>0.523776406543972</text:p>
          </table:table-cell>
        </table:table-row>
        <table:table-row table:style-name="ro1">
          <table:table-cell office:value-type="string" calcext:value-type="string">
            <text:p>[0.17149629]</text:p>
          </table:table-cell>
          <table:table-cell office:value-type="float" office:value="0.154432611734969" calcext:value-type="float">
            <text:p>0.154432611734969</text:p>
          </table:table-cell>
        </table:table-row>
        <table:table-row table:style-name="ro1">
          <table:table-cell office:value-type="string" calcext:value-type="string">
            <text:p>[0.34412742]</text:p>
          </table:table-cell>
          <table:table-cell office:value-type="float" office:value="0.342206433342105" calcext:value-type="float">
            <text:p>0.342206433342105</text:p>
          </table:table-cell>
        </table:table-row>
        <table:table-row table:style-name="ro1">
          <table:table-cell office:value-type="string" calcext:value-type="string">
            <text:p>[0.19361793]</text:p>
          </table:table-cell>
          <table:table-cell office:value-type="float" office:value="0.191846171196572" calcext:value-type="float">
            <text:p>0.191846171196572</text:p>
          </table:table-cell>
        </table:table-row>
        <table:table-row table:style-name="ro1">
          <table:table-cell office:value-type="string" calcext:value-type="string">
            <text:p>[0.80998568]</text:p>
          </table:table-cell>
          <table:table-cell office:value-type="float" office:value="0.80548153399174" calcext:value-type="float">
            <text:p>0.80548153399174</text:p>
          </table:table-cell>
        </table:table-row>
        <table:table-row table:style-name="ro1">
          <table:table-cell office:value-type="string" calcext:value-type="string">
            <text:p>[0.22600577]</text:p>
          </table:table-cell>
          <table:table-cell office:value-type="float" office:value="0.225822695530601" calcext:value-type="float">
            <text:p>0.225822695530601</text:p>
          </table:table-cell>
        </table:table-row>
        <table:table-row table:style-name="ro1">
          <table:table-cell office:value-type="string" calcext:value-type="string">
            <text:p>[0.61288897]</text:p>
          </table:table-cell>
          <table:table-cell office:value-type="float" office:value="0.614456849993108" calcext:value-type="float">
            <text:p>0.614456849993108</text:p>
          </table:table-cell>
        </table:table-row>
        <table:table-row table:style-name="ro1">
          <table:table-cell office:value-type="string" calcext:value-type="string">
            <text:p>[0.52753028]</text:p>
          </table:table-cell>
          <table:table-cell office:value-type="float" office:value="0.51662880557659" calcext:value-type="float">
            <text:p>0.51662880557659</text:p>
          </table:table-cell>
        </table:table-row>
        <table:table-row table:style-name="ro1">
          <table:table-cell office:value-type="string" calcext:value-type="string">
            <text:p>[0.3437203]</text:p>
          </table:table-cell>
          <table:table-cell office:value-type="float" office:value="0.333016660669756" calcext:value-type="float">
            <text:p>0.333016660669756</text:p>
          </table:table-cell>
        </table:table-row>
        <table:table-row table:style-name="ro1">
          <table:table-cell office:value-type="string" calcext:value-type="string">
            <text:p>[0.16635177]</text:p>
          </table:table-cell>
          <table:table-cell office:value-type="float" office:value="0.150677650858095" calcext:value-type="float">
            <text:p>0.150677650858095</text:p>
          </table:table-cell>
        </table:table-row>
        <table:table-row table:style-name="ro1">
          <table:table-cell office:value-type="string" calcext:value-type="string">
            <text:p>[0.42035789]</text:p>
          </table:table-cell>
          <table:table-cell office:value-type="float" office:value="0.425687720296946" calcext:value-type="float">
            <text:p>0.425687720296946</text:p>
          </table:table-cell>
        </table:table-row>
        <table:table-row table:style-name="ro1">
          <table:table-cell office:value-type="string" calcext:value-type="string">
            <text:p>[0.47416924]</text:p>
          </table:table-cell>
          <table:table-cell office:value-type="float" office:value="0.463601081950016" calcext:value-type="float">
            <text:p>0.463601081950016</text:p>
          </table:table-cell>
        </table:table-row>
        <table:table-row table:style-name="ro1">
          <table:table-cell office:value-type="string" calcext:value-type="string">
            <text:p>[0.15247164]</text:p>
          </table:table-cell>
          <table:table-cell office:value-type="float" office:value="0.154509945025339" calcext:value-type="float">
            <text:p>0.154509945025339</text:p>
          </table:table-cell>
        </table:table-row>
        <table:table-row table:style-name="ro1">
          <table:table-cell office:value-type="string" calcext:value-type="string">
            <text:p>[0.12242285]</text:p>
          </table:table-cell>
          <table:table-cell office:value-type="float" office:value="0.111174660458522" calcext:value-type="float">
            <text:p>0.111174660458522</text:p>
          </table:table-cell>
        </table:table-row>
        <table:table-row table:style-name="ro1">
          <table:table-cell office:value-type="string" calcext:value-type="string">
            <text:p>[0.29553766]</text:p>
          </table:table-cell>
          <table:table-cell office:value-type="float" office:value="0.289019746840881" calcext:value-type="float">
            <text:p>0.289019746840881</text:p>
          </table:table-cell>
        </table:table-row>
        <table:table-row table:style-name="ro1">
          <table:table-cell office:value-type="string" calcext:value-type="string">
            <text:p>[0.13545609]</text:p>
          </table:table-cell>
          <table:table-cell office:value-type="float" office:value="0.137230250921466" calcext:value-type="float">
            <text:p>0.137230250921466</text:p>
          </table:table-cell>
        </table:table-row>
        <table:table-row table:style-name="ro1">
          <table:table-cell office:value-type="string" calcext:value-type="string">
            <text:p>[0.71486181]</text:p>
          </table:table-cell>
          <table:table-cell office:value-type="float" office:value="0.696690779616234" calcext:value-type="float">
            <text:p>0.696690779616234</text:p>
          </table:table-cell>
        </table:table-row>
        <table:table-row table:style-name="ro1">
          <table:table-cell office:value-type="string" calcext:value-type="string">
            <text:p>[0.38737644]</text:p>
          </table:table-cell>
          <table:table-cell office:value-type="float" office:value="0.378358314492294" calcext:value-type="float">
            <text:p>0.378358314492294</text:p>
          </table:table-cell>
        </table:table-row>
        <table:table-row table:style-name="ro1">
          <table:table-cell office:value-type="string" calcext:value-type="string">
            <text:p>[0.50745554]</text:p>
          </table:table-cell>
          <table:table-cell office:value-type="float" office:value="0.500125308572359" calcext:value-type="float">
            <text:p>0.500125308572359</text:p>
          </table:table-cell>
        </table:table-row>
        <table:table-row table:style-name="ro1">
          <table:table-cell office:value-type="string" calcext:value-type="string">
            <text:p>[0.46793187]</text:p>
          </table:table-cell>
          <table:table-cell office:value-type="float" office:value="0.473915051528675" calcext:value-type="float">
            <text:p>0.473915051528675</text:p>
          </table:table-cell>
        </table:table-row>
        <table:table-row table:style-name="ro1">
          <table:table-cell office:value-type="string" calcext:value-type="string">
            <text:p>[0.17590398]</text:p>
          </table:table-cell>
          <table:table-cell office:value-type="float" office:value="0.177413487856704" calcext:value-type="float">
            <text:p>0.177413487856704</text:p>
          </table:table-cell>
        </table:table-row>
        <table:table-row table:style-name="ro1">
          <table:table-cell office:value-type="string" calcext:value-type="string">
            <text:p>[0.26271751]</text:p>
          </table:table-cell>
          <table:table-cell office:value-type="float" office:value="0.267720153735717" calcext:value-type="float">
            <text:p>0.267720153735717</text:p>
          </table:table-cell>
        </table:table-row>
        <table:table-row table:style-name="ro1">
          <table:table-cell office:value-type="string" calcext:value-type="string">
            <text:p>[0.42848067]</text:p>
          </table:table-cell>
          <table:table-cell office:value-type="float" office:value="0.42339922774117" calcext:value-type="float">
            <text:p>0.42339922774117</text:p>
          </table:table-cell>
        </table:table-row>
        <table:table-row table:style-name="ro1">
          <table:table-cell office:value-type="string" calcext:value-type="string">
            <text:p>[0.1378698]</text:p>
          </table:table-cell>
          <table:table-cell office:value-type="float" office:value="0.125192035387141" calcext:value-type="float">
            <text:p>0.125192035387141</text:p>
          </table:table-cell>
        </table:table-row>
        <table:table-row table:style-name="ro1">
          <table:table-cell office:value-type="string" calcext:value-type="string">
            <text:p>[0.28093336]</text:p>
          </table:table-cell>
          <table:table-cell office:value-type="float" office:value="0.274482520349217" calcext:value-type="float">
            <text:p>0.274482520349217</text:p>
          </table:table-cell>
        </table:table-row>
        <table:table-row table:style-name="ro1">
          <table:table-cell office:value-type="string" calcext:value-type="string">
            <text:p>[0.199555]</text:p>
          </table:table-cell>
          <table:table-cell office:value-type="float" office:value="0.193427207355255" calcext:value-type="float">
            <text:p>0.193427207355255</text:p>
          </table:table-cell>
        </table:table-row>
        <table:table-row table:style-name="ro1">
          <table:table-cell office:value-type="string" calcext:value-type="string">
            <text:p>[0.11539635]</text:p>
          </table:table-cell>
          <table:table-cell office:value-type="float" office:value="0.116523546375808" calcext:value-type="float">
            <text:p>0.116523546375808</text:p>
          </table:table-cell>
        </table:table-row>
        <table:table-row table:style-name="ro1">
          <table:table-cell office:value-type="string" calcext:value-type="string">
            <text:p>[0.28217147]</text:p>
          </table:table-cell>
          <table:table-cell office:value-type="float" office:value="0.287382858861375" calcext:value-type="float">
            <text:p>0.287382858861375</text:p>
          </table:table-cell>
        </table:table-row>
        <table:table-row table:style-name="ro1">
          <table:table-cell office:value-type="string" calcext:value-type="string">
            <text:p>[0.44379629]</text:p>
          </table:table-cell>
          <table:table-cell office:value-type="float" office:value="0.442012205054948" calcext:value-type="float">
            <text:p>0.442012205054948</text:p>
          </table:table-cell>
        </table:table-row>
        <table:table-row table:style-name="ro1">
          <table:table-cell office:value-type="string" calcext:value-type="string">
            <text:p>[0.63434412]</text:p>
          </table:table-cell>
          <table:table-cell office:value-type="float" office:value="0.637273034848314" calcext:value-type="float">
            <text:p>0.637273034848314</text:p>
          </table:table-cell>
        </table:table-row>
        <table:table-row table:style-name="ro1">
          <table:table-cell office:value-type="string" calcext:value-type="string">
            <text:p>[0.15409862]</text:p>
          </table:table-cell>
          <table:table-cell office:value-type="float" office:value="0.160696608254971" calcext:value-type="float">
            <text:p>0.160696608254971</text:p>
          </table:table-cell>
        </table:table-row>
        <table:table-row table:style-name="ro1">
          <table:table-cell office:value-type="string" calcext:value-type="string">
            <text:p>[0.45439144]</text:p>
          </table:table-cell>
          <table:table-cell office:value-type="float" office:value="0.452310421555939" calcext:value-type="float">
            <text:p>0.452310421555939</text:p>
          </table:table-cell>
        </table:table-row>
        <table:table-row table:style-name="ro1">
          <table:table-cell office:value-type="string" calcext:value-type="string">
            <text:p>[0.77663945]</text:p>
          </table:table-cell>
          <table:table-cell office:value-type="float" office:value="0.769757850134528" calcext:value-type="float">
            <text:p>0.769757850134528</text:p>
          </table:table-cell>
        </table:table-row>
        <table:table-row table:style-name="ro1">
          <table:table-cell office:value-type="string" calcext:value-type="string">
            <text:p>[0.33672189]</text:p>
          </table:table-cell>
          <table:table-cell office:value-type="float" office:value="0.332682981842788" calcext:value-type="float">
            <text:p>0.332682981842788</text:p>
          </table:table-cell>
        </table:table-row>
        <table:table-row table:style-name="ro1">
          <table:table-cell office:value-type="string" calcext:value-type="string">
            <text:p>[0.52070617]</text:p>
          </table:table-cell>
          <table:table-cell office:value-type="float" office:value="0.524503912312641" calcext:value-type="float">
            <text:p>0.524503912312641</text:p>
          </table:table-cell>
        </table:table-row>
        <table:table-row table:style-name="ro1">
          <table:table-cell office:value-type="string" calcext:value-type="string">
            <text:p>[0.39558791]</text:p>
          </table:table-cell>
          <table:table-cell office:value-type="float" office:value="0.398991982041491" calcext:value-type="float">
            <text:p>0.398991982041491</text:p>
          </table:table-cell>
        </table:table-row>
        <table:table-row table:style-name="ro1">
          <table:table-cell office:value-type="string" calcext:value-type="string">
            <text:p>[0.44343676]</text:p>
          </table:table-cell>
          <table:table-cell office:value-type="float" office:value="0.431586531834643" calcext:value-type="float">
            <text:p>0.431586531834643</text:p>
          </table:table-cell>
        </table:table-row>
        <table:table-row table:style-name="ro1">
          <table:table-cell office:value-type="string" calcext:value-type="string">
            <text:p>[0.31481272]</text:p>
          </table:table-cell>
          <table:table-cell office:value-type="float" office:value="0.308199834950709" calcext:value-type="float">
            <text:p>0.308199834950709</text:p>
          </table:table-cell>
        </table:table-row>
        <table:table-row table:style-name="ro1">
          <table:table-cell office:value-type="string" calcext:value-type="string">
            <text:p>[0.47970567]</text:p>
          </table:table-cell>
          <table:table-cell office:value-type="float" office:value="0.470264633803598" calcext:value-type="float">
            <text:p>0.470264633803598</text:p>
          </table:table-cell>
        </table:table-row>
        <table:table-row table:style-name="ro1">
          <table:table-cell office:value-type="string" calcext:value-type="string">
            <text:p>[0.7990057]</text:p>
          </table:table-cell>
          <table:table-cell office:value-type="float" office:value="0.783981447170801" calcext:value-type="float">
            <text:p>0.783981447170801</text:p>
          </table:table-cell>
        </table:table-row>
        <table:table-row table:style-name="ro1">
          <table:table-cell office:value-type="string" calcext:value-type="string">
            <text:p>[0.38341682]</text:p>
          </table:table-cell>
          <table:table-cell office:value-type="float" office:value="0.386008581847084" calcext:value-type="float">
            <text:p>0.386008581847084</text:p>
          </table:table-cell>
        </table:table-row>
        <table:table-row table:style-name="ro1">
          <table:table-cell office:value-type="string" calcext:value-type="string">
            <text:p>[0.85636782]</text:p>
          </table:table-cell>
          <table:table-cell office:value-type="float" office:value="0.863179329097904" calcext:value-type="float">
            <text:p>0.863179329097904</text:p>
          </table:table-cell>
        </table:table-row>
        <table:table-row table:style-name="ro1">
          <table:table-cell office:value-type="string" calcext:value-type="string">
            <text:p>[0.11455531]</text:p>
          </table:table-cell>
          <table:table-cell office:value-type="float" office:value="0.104214664325186" calcext:value-type="float">
            <text:p>0.104214664325186</text:p>
          </table:table-cell>
        </table:table-row>
        <table:table-row table:style-name="ro1">
          <table:table-cell office:value-type="string" calcext:value-type="string">
            <text:p>[0.56436402]</text:p>
          </table:table-cell>
          <table:table-cell office:value-type="float" office:value="0.573371391336881" calcext:value-type="float">
            <text:p>0.573371391336881</text:p>
          </table:table-cell>
        </table:table-row>
        <table:table-row table:style-name="ro1">
          <table:table-cell office:value-type="string" calcext:value-type="string">
            <text:p>[0.13246483]</text:p>
          </table:table-cell>
          <table:table-cell office:value-type="float" office:value="0.136262152693866" calcext:value-type="float">
            <text:p>0.136262152693866</text:p>
          </table:table-cell>
        </table:table-row>
        <table:table-row table:style-name="ro1">
          <table:table-cell office:value-type="string" calcext:value-type="string">
            <text:p>[0.33281955]</text:p>
          </table:table-cell>
          <table:table-cell office:value-type="float" office:value="0.332319228958453" calcext:value-type="float">
            <text:p>0.332319228958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7:15:43.501663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6:01:56.446894657</meta:creation-date>
    <dc:date>2021-11-22T18:28:38.833339899</dc:date>
    <meta:editing-duration>PT1H5M4S</meta:editing-duration>
    <meta:editing-cycles>2</meta:editing-cycles>
    <meta:generator>LibreOffice/6.4.7.2$Linux_X86_64 LibreOffice_project/40$Build-2</meta:generator>
    <meta:document-statistic meta:table-count="1" meta:cell-count="182" meta:object-count="0"/>
  </office:meta>
</office:document-meta>
</file>